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12ca0" officeooo:paragraph-rsid="00012ca0"/>
    </style:style>
    <style:style style:name="P2" style:family="paragraph" style:parent-style-name="Standard">
      <style:text-properties style:font-name="Times New Roman" fo:font-size="13pt" officeooo:rsid="00012ca0" officeooo:paragraph-rsid="00012ca0" style:font-size-asian="13pt" style:font-size-complex="13pt"/>
    </style:style>
    <style:style style:name="P3" style:family="paragraph" style:parent-style-name="Standard">
      <style:text-properties style:font-name="Times New Roman" fo:font-size="13pt" officeooo:rsid="0002ada0" officeooo:paragraph-rsid="0002ada0" style:font-size-asian="13pt" style:font-size-complex="13pt"/>
    </style:style>
    <style:style style:name="P4" style:family="paragraph" style:parent-style-name="Standard">
      <style:text-properties style:font-name="Times New Roman" fo:font-size="13pt" officeooo:rsid="0002ada0" officeooo:paragraph-rsid="00058169" style:font-size-asian="13pt" style:font-size-complex="13pt"/>
    </style:style>
    <style:style style:name="P5" style:family="paragraph" style:parent-style-name="Standard">
      <style:text-properties style:font-name="Times New Roman" fo:font-size="13pt" officeooo:rsid="00058169" officeooo:paragraph-rsid="00058169" style:font-size-asian="13pt" style:font-size-complex="13pt"/>
    </style:style>
    <style:style style:name="P6" style:family="paragraph" style:parent-style-name="Standard">
      <style:text-properties style:font-name="Times New Roman" fo:font-size="13pt" officeooo:rsid="00040ec4" officeooo:paragraph-rsid="00040ec4" style:font-size-asian="13pt" style:font-size-complex="13pt"/>
    </style:style>
    <style:style style:name="P7" style:family="paragraph" style:parent-style-name="Standard" style:list-style-name="L1">
      <style:text-properties style:font-name="Times New Roman" fo:font-size="13pt" officeooo:rsid="00040ec4" officeooo:paragraph-rsid="00040ec4" style:font-size-asian="13pt" style:font-size-complex="13pt"/>
    </style:style>
    <style:style style:name="P8" style:family="paragraph" style:parent-style-name="Heading_20_3">
      <style:paragraph-properties fo:text-align="center" style:justify-single-word="false"/>
      <style:text-properties style:font-name="Times New Roman"/>
    </style:style>
    <style:style style:name="T1" style:family="text">
      <style:text-properties officeooo:rsid="00040ec4"/>
    </style:style>
    <style:style style:name="T2" style:family="text">
      <style:text-properties officeooo:rsid="00058169"/>
    </style:style>
    <style:style style:name="T3" style:family="text">
      <style:text-properties officeooo:rsid="00063aa9"/>
    </style:style>
    <style:style style:name="T4" style:family="text">
      <style:text-properties officeooo:rsid="0007798b"/>
    </style:style>
    <style:style style:name="T5" style:family="text">
      <style:text-properties officeooo:rsid="000814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2">Layout Command Control - </text:span>Executive Summary</text:h>
      <text:p text:style-name="P1"/>
      <text:p text:style-name="P2">Layout Command Control (LCC) is an accessory bus system that bridges between layout accessories, train traction systems and legacy systems. <text:s/>It is designed to run across numerous transports, including Ethernet, WiFi, CAN, and RF. <text:s/>It is also designed to umbrella legacy systems into a unified whole. <text:s/></text:p>
      <text:p text:style-name="P2"/>
      <text:p text:style-name="P3">LCC allow<text:span text:style-name="T5">s</text:span> manufacturers wide latitude to innovate, while having a solid base <text:span text:style-name="T2">from which </text:span>to build that ensures compatibility. <text:s/>This <text:span text:style-name="T2">lets</text:span> them access a larger market, while focus<text:span text:style-name="T2">ing</text:span> on their area of expertise, <text:span text:style-name="T2">and </text:span>remain<text:span text:style-name="T2">ing</text:span> <text:span text:style-name="T2">compatible and </text:span>connected to everyone's products. <text:s/><text:span text:style-name="T2">To this end, </text:span>LCC includes a testing suite that not only allows manufacturers to self-check their compliance, but also allows modelers to assure themselves that their equipment is working and maintains compatibility. <text:s/></text:p>
      <text:p text:style-name="P3"/>
      <text:p text:style-name="P4">Modelers do not need to throw out their legacy equipment, but can easily connect to LCC, and hence to other legacy systems, through smart-bridges – devices which know how to buffer and translate from one system to LCC and back. <text:s text:c="2"/>LCC has a very large address-space which can accommodate lots of systems with ease. <text:s/>Every item (node) has a pre-assigned unique identifier number which is used to address it. <text:s/>Because <text:span text:style-name="T2">these are unique, there </text:span>cannot be clashes between two nodes. <text:s/>Modular groups can come together without conflicts, <text:span text:style-name="T2">and advanced</text:span> features allow them to quickly configure their ad hoc layout. <text:s/></text:p>
      <text:p text:style-name="P3"/>
      <text:p text:style-name="P4">LCC is well documented <text:span text:style-name="T2">by the OpenLCB development team </text:span>as a set of <text:span text:style-name="T2">s</text:span>tandard <text:span text:style-name="T1">Protocols </text:span>which generally follow the OSI layer<text:span text:style-name="T2">ing scheme</text:span>. <text:s/>These <text:span text:style-name="T2">Standards documents form a</text:span> complete and concise <text:span text:style-name="T2">basis </text:span>to build compliant nodes. <text:s/>In addition, the <text:span text:style-name="T2">matching </text:span>Technical Notes explain in greater detail <text:span text:style-name="T2">both </text:span>the intent and examples of <text:span text:style-name="T2">the</text:span> use of the Standards. <text:s/>Each pair of documents describes and teaches a <text:span text:style-name="T1">specific protocol, and the protocols are designed to be internally extensible but also to form the basis of newer application protocols. <text:s/></text:span></text:p>
      <text:p text:style-name="P4"/>
      <text:p text:style-name="P5">In summary, LCC forms a solid infrastructure that allows modelers to use the old, but use the new, and grow into the future. <text:s/></text:p>
      <text:p text:style-name="P3"/>
      <text:p text:style-name="P6">Layers: </text:p>
      <text:list xml:id="list5975560342687813216" text:style-name="L1">
        <text:list-item>
          <text:p text:style-name="P7">Information: <text:s/>Glossary, Common Info<text:span text:style-name="T3">rmation</text:span>, Unique and Event Identifiers</text:p>
        </text:list-item>
        <text:list-item>
          <text:p text:style-name="P7">Physical: CAN and <text:span text:style-name="T4">pending </text:span>TCP Physical Layer</text:p>
        </text:list-item>
        <text:list-item>
          <text:p text:style-name="P7">Link: CAN Frame Transfer and <text:span text:style-name="T4">pending </text:span>TCP Transfer</text:p>
        </text:list-item>
        <text:list-item>
          <text:p text:style-name="P7">Network/Transport: Message Network, Event, Datagram, <text:span text:style-name="T4">pending </text:span>Stream Transport, and Simple Node Information, </text:p>
        </text:list-item>
        <text:list-item>
          <text:p text:style-name="P7">Session: Configuration Description Information <text:span text:style-name="T2">and Memory Configuration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9:59:06.260934000</meta:creation-date>
    <dc:date>2015-02-18T07:48:15.548688000</dc:date>
    <meta:editing-duration>PT20M19S</meta:editing-duration>
    <meta:editing-cycles>4</meta:editing-cycles>
    <meta:generator>LibreOffice/4.4.0.3$MacOSX_X86_64 LibreOffice_project/de093506bcdc5fafd9023ee680b8c60e3e0645d7</meta:generator>
    <dc:creator>David P Harris</dc:creator>
    <meta:document-statistic meta:table-count="0" meta:image-count="0" meta:object-count="0" meta:page-count="1" meta:paragraph-count="13" meta:word-count="380" meta:character-count="2456" meta:non-whitespace-character-count="2068"/>
  </office:meta>
</office:document-meta>
</file>